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5ca4" officeooo:paragraph-rsid="00135ca4"/>
    </style:style>
    <style:style style:name="P2" style:family="paragraph" style:parent-style-name="Standard">
      <style:text-properties officeooo:rsid="001480d9" officeooo:paragraph-rsid="001480d9"/>
    </style:style>
    <style:style style:name="P3" style:family="paragraph" style:parent-style-name="Standard">
      <style:text-properties officeooo:rsid="0017a2c1" officeooo:paragraph-rsid="0017a2c1"/>
    </style:style>
    <style:style style:name="P4" style:family="paragraph" style:parent-style-name="Standard">
      <style:text-properties officeooo:rsid="00189ee4" officeooo:paragraph-rsid="00189ee4"/>
    </style:style>
    <style:style style:name="P5" style:family="paragraph" style:parent-style-name="Standard">
      <style:text-properties officeooo:rsid="001a92aa" officeooo:paragraph-rsid="001a92aa"/>
    </style:style>
    <style:style style:name="P6" style:family="paragraph" style:parent-style-name="Standard">
      <style:text-properties officeooo:rsid="001ad147" officeooo:paragraph-rsid="001ad147"/>
    </style:style>
    <style:style style:name="P7" style:family="paragraph" style:parent-style-name="Standard">
      <style:text-properties officeooo:rsid="001b513e" officeooo:paragraph-rsid="001b513e"/>
    </style:style>
    <style:style style:name="P8" style:family="paragraph" style:parent-style-name="Standard">
      <style:text-properties officeooo:rsid="001d0c32" officeooo:paragraph-rsid="001d0c32"/>
    </style:style>
    <style:style style:name="P9" style:family="paragraph" style:parent-style-name="Standard">
      <style:text-properties officeooo:rsid="001ecae7" officeooo:paragraph-rsid="001ecae7"/>
    </style:style>
    <style:style style:name="T1" style:family="text">
      <style:text-properties officeooo:rsid="00161edc"/>
    </style:style>
    <style:style style:name="T2" style:family="text">
      <style:text-properties officeooo:rsid="00164e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3 </text:p>
      <text:p text:style-name="P1"/>
      <text:p text:style-name="P1">bibliotecas em python </text:p>
      <text:p text:style-name="P1"/>
      <text:p text:style-name="P2">importação de funções e módulos </text:p>
      <text:p text:style-name="P2">biblioteca padrão python </text:p>
      <text:p text:style-name="P2">-<text:span text:style-name="T1">bibliotecas são pacotes de </text:span><text:span text:style-name="T2">classes, </text:span><text:span text:style-name="T1">métodos pré contruida para facilitar e otimizar o desenvolvimento. </text:span></text:p>
      <text:p text:style-name="P2"><text:tab/><text:span text:style-name="T1">Ex: biblioteca com método de calcular fatorial, raiz quadrada, etc.. </text:span></text:p>
      <text:p text:style-name="P2">-<text:span text:style-name="T1">por padrão o python já traz seus próprios métodos, como: input(), int(), print() etc… </text:span></text:p>
      <text:p text:style-name="P2"/>
      <text:p text:style-name="P3">para chamar um módulo: </text:p>
      <text:p text:style-name="P3"><text:tab/>import math </text:p>
      <text:p text:style-name="P3"><text:tab/>este módulo contém funçõers matemáticas </text:p>
      <text:p text:style-name="P3"/>
      <text:p text:style-name="P3">para chamar uma função específica de um módulo: </text:p>
      <text:p text:style-name="P3"><text:tab/>from math import sqrt </text:p>
      <text:p text:style-name="P3"><text:tab/>a função sqrt do módulo math, serve para calcular raiz quadrada </text:p>
      <text:p text:style-name="P3"/>
      <text:p text:style-name="P4">existem diversos outros módulos, com diversos funções </text:p>
      <text:p text:style-name="P4"/>
      <text:p text:style-name="P5">módulos nativos do python </text:p>
      <text:p text:style-name="P5"/>
      <text:p text:style-name="P6">math: módulo com diversas funções matemática </text:p>
      <text:p text:style-name="P7">ramdom: métodos que servem para gerar dados aleatórios </text:p>
      <text:p text:style-name="P7">smtplib: métodos para tratar envio de e-mail </text:p>
      <text:p text:style-name="P8">time: métodos referente a tratamento de data e hora </text:p>
      <text:p text:style-name="P8"/>
      <text:p text:style-name="P9">pacotes externos </text:p>
      <text:p text:style-name="P9"/>
      <text:p text:style-name="P7"/>
      <text:p text:style-name="P6"/>
      <text:p text:style-name="P4"/>
      <text:p text:style-name="P4"/>
      <text:p text:style-name="P3"><text:tab/></text:p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4:30:32.050000000</meta:creation-date>
    <dc:date>2024-02-12T16:23:23.715000000</dc:date>
    <meta:editing-duration>PT1H52M45S</meta:editing-duration>
    <meta:editing-cycles>1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1" meta:word-count="128" meta:character-count="857" meta:non-whitespace-character-count="723"/>
  </office:meta>
</office:document-meta>
</file>